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4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51cm" svg:height="0.9cm" draw:z-index="0"><draw:image xlink:href="../../odt/images/0086.png" xlink:type="simple" xlink:show="embed" xlink:actuate="onLoad"/></draw:frame></text:p>
          </table:table-cell>
          <table:table-cell table:style-name="Table1.B1" office:value-type="string">
            <text:h text:style-name="P9" text:outline-level="1">Ключ-4(<text:span text:style-name="T1">t)</text:span>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769cm" svg:height="1.319cm" draw:z-index="1"><draw:image xlink:href="../../odt/images/008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функцию управляемого ключа по алгоритму:</text:p>
            <text:p text:style-name="P6"><draw:frame draw:style-name="fr3" draw:name="Объект1" text:anchor-type="as-char" svg:width="5.971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3"><text:span text:style-name="T8">где</text:span><text:span text:style-name="T8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– вектор </text:span><text:span text:style-name="T10">входных </text:span><text:span text:style-name="T8">сигналов;</text:span></text:p>
            <text:p text:style-name="P3"><text:span text:style-name="T8"><draw:frame draw:style-name="fr3" draw:name="Объект3" text:anchor-type="as-char" svg:width="1.087cm" svg:height="0.5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– вектор </text:span><text:span text:style-name="T10">выходных сигналов</text:span><text:span text:style-name="T8">;</text:span></text:p>
            <text:p text:style-name="P3"><text:span text:style-name="T8"><draw:frame draw:style-name="fr3" draw:name="Объект10" text:anchor-type="as-char" svg:width="0.7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 </text:span><text:span text:style-name="T10">времен «замыкания» соответствующих входов и выходов</text:span><text:span text:style-name="T8">;</text:span></text:p>
            <text:p text:style-name="P3"><text:span text:style-name="T8"><draw:frame draw:style-name="fr3" draw:name="Объект11" text:anchor-type="as-char" svg:width="0.709cm" svg:height="0.62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 вектор выходных сигналов</text:span><text:span text:style-name="T10"> блока при временах, меньших</text:span><text:span text:style-name="T10"><draw:frame draw:style-name="fr3" draw:name="Объект5" text:anchor-type="as-char" svg:width="0.7cm" svg:height="0.62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<text:p text:style-name="P3"><text:span text:style-name="T7">Свойства</text:span>:</text:p>
            <text:list xml:id="list4417609594428085797" text:style-name="L1">
              <text:list-item>
                <text:p text:style-name="P7"><text:span text:style-name="T11">Уставка по времени </text:span><text:span text:style-name="T12">–</text:span><text:span text:style-name="T11"> вектор</text:span><text:span text:style-name="T11"><draw:frame draw:style-name="fr3" draw:name="Object4" text:anchor-type="as-char" svg:width="0.7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7"><text:span text:style-name="T10">Подпороговое значение на выходе – вектор</text:span><text:span text:style-name="T10"><draw:frame draw:style-name="fr3" draw:name="Объект4" text:anchor-type="as-char" svg:width="0.709cm" svg:height="0.621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        </text:list-item>
            </text:list>
            <text:p text:style-name="P3"><text:span text:style-name="T7">Примечания</text:span>:</text:p>
            <text:list xml:id="list6955928842159536766" text:style-name="L2">
              <text:list-item>
                <text:p text:style-name="P5">По умолчанию блок формирует <text:span text:style-name="T13">скалярный</text:span> выходной сигнал.</text:p>
              </text:list-item>
              <text:list-item>
                <text:p text:style-name="P8"><text:span text:style-name="T2">Именованные свойства </text:span><text:span text:style-name="T15">могут быть заданы </text:span><text:span text:style-name="T2">как </text:span><text:span text:style-name="T5">локальные</text:span><text:span text:style-name="T2"> переменные модели (или субмодели) во вкладке </text:span><text:span text:style-name="T5">Параметры,</text:span><text:span text:style-name="T2"> как </text:span><text:span text:style-name="T5">глобальные</text:span><text:span text:style-name="T2"> сигналы проекта при помощи пункта главного меню </text:span><text:span text:style-name="T13">Сервис</text:span><text:span text:style-name="T2"> </text:span><text:span text:style-name="T3">→</text:span><text:span text:style-name="T4"> </text:span><text:span text:style-name="T6">Сигналы,</text:span><text:span text:style-name="T2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4(t)</dc:title>
    <dc:date>2014-12-01T11:11:26.74</dc:date>
    <meta:generator>OpenOffice/4.1.1$Win32 OpenOffice.org_project/411m6$Build-9775</meta:generator>
    <meta:editing-duration>PT6H37M4S</meta:editing-duration>
    <meta:editing-cycles>152</meta:editing-cycles>
    <meta:document-statistic meta:table-count="1" meta:image-count="2" meta:object-count="8" meta:page-count="1" meta:paragraph-count="18" meta:word-count="103" meta:character-count="6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Y_{0,i}, ~ если ~ t &lt; T_{0,i}, #
alignl  u_i(t), ~ если ~ t &gt;= T_{0,i};
} 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